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Tactic questionnaire</text:h>
      <text:p text:style-name="First_20_paragraph"><text:span text:style-name="T1">A</text:span><text:span text:style-name="T2"> </text:span><text:span text:style-name="T3">tactic</text:span><text:span text:style-name="T4"> </text:span><text:span text:style-name="T5">is</text:span><text:span text:style-name="T6"> </text:span><text:span text:style-name="T7">a</text:span><text:span text:style-name="T8"> </text:span><text:span text:style-name="T9">specific</text:span><text:span text:style-name="T10"> </text:span><text:span text:style-name="T11">action</text:span><text:span text:style-name="T12"> </text:span><text:span text:style-name="T13">that</text:span><text:span text:style-name="T14"> </text:span><text:span text:style-name="T15">an</text:span><text:span text:style-name="T16"> </text:span><text:span text:style-name="T17">organization</text:span><text:span text:style-name="T18"> </text:span><text:span text:style-name="T19">might</text:span><text:span text:style-name="T20"> </text:span><text:span text:style-name="T21">take</text:span><text:span text:style-name="T22"> </text:span><text:span text:style-name="T23">in</text:span><text:span text:style-name="T24"> </text:span><text:span text:style-name="T25">order</text:span><text:span text:style-name="T26"> </text:span><text:span text:style-name="T27">to</text:span><text:span text:style-name="T28"> </text:span><text:span text:style-name="T29">achieve</text:span><text:span text:style-name="T30"> </text:span><text:span text:style-name="T31">its</text:span><text:span text:style-name="T32"> </text:span><text:span text:style-name="T33">strategic</text:span><text:span text:style-name="T34"> </text:span><text:span text:style-name="T35">goals</text:span><text:span text:style-name="T36"> </text:span><text:span text:style-name="T37">–</text:span><text:span text:style-name="T38"> </text:span><text:span text:style-name="T39">for</text:span><text:span text:style-name="T40"> </text:span><text:span text:style-name="T41">example,</text:span><text:span text:style-name="T42"> </text:span><text:span text:style-name="T43">a</text:span><text:span text:style-name="T44"> </text:span><text:span text:style-name="T45">march,</text:span><text:span text:style-name="T46"> </text:span><text:span text:style-name="T47">a</text:span><text:span text:style-name="T48"> </text:span><text:span text:style-name="T49">blockade,</text:span><text:span text:style-name="T50"> </text:span><text:span text:style-name="T51">or</text:span><text:span text:style-name="T52"> </text:span><text:span text:style-name="T53">a</text:span><text:span text:style-name="T54"> </text:span><text:span text:style-name="T55">creative</text:span><text:span text:style-name="T56"> </text:span><text:span text:style-name="T57">disruption</text:span><text:span text:style-name="T58"> </text:span><text:span text:style-name="T59">(disrupting</text:span><text:span text:style-name="T60"> </text:span><text:span text:style-name="T61">a</text:span><text:span text:style-name="T62"> </text:span><text:span text:style-name="T63">target's</text:span><text:span text:style-name="T64"> </text:span><text:span text:style-name="T65">media</text:span><text:span text:style-name="T66"> </text:span><text:span text:style-name="T67">event</text:span><text:span text:style-name="T68"> </text:span><text:span text:style-name="T69">to</text:span><text:span text:style-name="T70"> </text:span><text:span text:style-name="T71">communicate</text:span><text:span text:style-name="T72"> </text:span><text:span text:style-name="T73">an</text:span><text:span text:style-name="T74"> </text:span><text:span text:style-name="T75">opposing</text:span><text:span text:style-name="T76"> </text:span><text:span text:style-name="T77">message).</text:span></text:p>
      <text:p text:style-name="Text_20_body"><text:span text:style-name="T78">To</text:span><text:span text:style-name="T79"> </text:span><text:span text:style-name="T80">help</text:span><text:span text:style-name="T81"> </text:span><text:span text:style-name="T82">us</text:span><text:span text:style-name="T83"> </text:span><text:span text:style-name="T84">compile</text:span><text:span text:style-name="T85"> </text:span><text:span text:style-name="T86">the</text:span><text:span text:style-name="T87"> </text:span><text:span text:style-name="T88">best</text:span><text:span text:style-name="T89"> </text:span><text:span text:style-name="T90">and</text:span><text:span text:style-name="T91"> </text:span><text:span text:style-name="T92">most</text:span><text:span text:style-name="T93"> </text:span><text:span text:style-name="T94">useful</text:span><text:span text:style-name="T95"> </text:span><text:span text:style-name="T96">tactics,</text:span><text:span text:style-name="T97"> </text:span><text:span text:style-name="T98">please</text:span><text:span text:style-name="T99"> </text:span><text:span text:style-name="T100">choose</text:span><text:span text:style-name="T101"> </text:span><text:span text:style-name="T102">one</text:span><text:span text:style-name="T103"> </text:span><text:span text:style-name="T104">tactic</text:span><text:span text:style-name="T105"> </text:span><text:span text:style-name="T106">that</text:span><text:span text:style-name="T107"> </text:span><text:span text:style-name="T108">you</text:span><text:span text:style-name="T109"> </text:span><text:span text:style-name="T110">find</text:span><text:span text:style-name="T111"> </text:span><text:span text:style-name="T112">useful</text:span><text:span text:style-name="T113"> </text:span><text:span text:style-name="T114">in</text:span><text:span text:style-name="T115"> </text:span><text:span text:style-name="T116">achieving</text:span><text:span text:style-name="T117"> </text:span><text:span text:style-name="T118">your</text:span><text:span text:style-name="T119"> </text:span><text:span text:style-name="T120">goals,</text:span><text:span text:style-name="T121"> </text:span><text:span text:style-name="T122">and</text:span><text:span text:style-name="T123"> </text:span><text:span text:style-name="T124">answer</text:span><text:span text:style-name="T125"> </text:span><text:span text:style-name="T126">these</text:span><text:span text:style-name="T127"> </text:span><text:span text:style-name="T128">questions</text:span><text:span text:style-name="T129"> </text:span><text:span text:style-name="T130">as</text:span><text:span text:style-name="T131"> </text:span><text:span text:style-name="T132">fully</text:span><text:span text:style-name="T133"> </text:span><text:span text:style-name="T134">as</text:span><text:span text:style-name="T135"> </text:span><text:span text:style-name="T136">you're</text:span><text:span text:style-name="T137"> </text:span><text:span text:style-name="T138">able</text:span><text:span text:style-name="T139"> </text:span><text:span text:style-name="T140">—</text:span><text:span text:style-name="T141"> </text:span><text:span text:style-name="T142">your</text:span><text:span text:style-name="T143"> </text:span><text:span text:style-name="T144">answers</text:span><text:span text:style-name="T145"> </text:span><text:span text:style-name="T146">will</text:span><text:span text:style-name="T147"> </text:span><text:span text:style-name="T148">help</text:span><text:span text:style-name="T149"> </text:span><text:span text:style-name="T150">ensure</text:span><text:span text:style-name="T151"> </text:span><text:span text:style-name="T152">that</text:span><text:span text:style-name="T153"> </text:span><text:span text:style-name="T154">the</text:span><text:span text:style-name="T155"> </text:span><text:span text:style-name="T156">write-up</text:span><text:span text:style-name="T157"> </text:span><text:span text:style-name="T158">of</text:span><text:span text:style-name="T159"> </text:span><text:span text:style-name="T160">this</text:span><text:span text:style-name="T161"> </text:span><text:span text:style-name="T162">tactic</text:span><text:span text:style-name="T163"> </text:span><text:span text:style-name="T164">is</text:span><text:span text:style-name="T165"> </text:span><text:span text:style-name="T166">as</text:span><text:span text:style-name="T167"> </text:span><text:span text:style-name="T168">accurate,</text:span><text:span text:style-name="T169"> </text:span><text:span text:style-name="T170">complete,</text:span><text:span text:style-name="T171"> </text:span><text:span text:style-name="T172">and</text:span><text:span text:style-name="T173"> </text:span><text:span text:style-name="T174">interesting</text:span><text:span text:style-name="T175"> </text:span><text:span text:style-name="T176">as</text:span><text:span text:style-name="T177"> </text:span><text:span text:style-name="T178">possible!</text:span><text:span text:style-name="T179"> </text:span></text:p>
      <text:p text:style-name="Text_20_body"><text:span text:style-name="T180">If</text:span><text:span text:style-name="T181"> </text:span><text:span text:style-name="T182">a</text:span><text:span text:style-name="T183"> </text:span><text:span text:style-name="T184">question</text:span><text:span text:style-name="T185"> </text:span><text:span text:style-name="T186">is</text:span><text:span text:style-name="T187"> </text:span><text:span text:style-name="T188">not</text:span><text:span text:style-name="T189"> </text:span><text:span text:style-name="T190">relevant</text:span><text:span text:style-name="T191"> </text:span><text:span text:style-name="T192">to</text:span><text:span text:style-name="T193"> </text:span><text:span text:style-name="T194">your</text:span><text:span text:style-name="T195"> </text:span><text:span text:style-name="T196">particular</text:span><text:span text:style-name="T197"> </text:span><text:span text:style-name="T198">tactic,</text:span><text:span text:style-name="T199"> </text:span><text:span text:style-name="T200">simply</text:span><text:span text:style-name="T201"> </text:span><text:span text:style-name="T202">skip</text:span><text:span text:style-name="T203"> </text:span><text:span text:style-name="T204">it</text:span><text:span text:style-name="T205"> </text:span><text:span text:style-name="T206">and</text:span><text:span text:style-name="T207"> </text:span><text:span text:style-name="T208">move</text:span><text:span text:style-name="T209"> </text:span><text:span text:style-name="T210">on.</text:span></text:p>
      <text:h text:style-name="Heading_20_2" text:outline-level="2">What are you calling this tactic, and what action or series of actions does it involve?</text:h>
      <text:p text:style-name="First_20_paragraph"><text:span text:style-name="T211">Hint:</text:span><text:span text:style-name="T212"> </text:span><text:span text:style-name="T213">Is</text:span><text:span text:style-name="T214"> </text:span><text:span text:style-name="T215">the</text:span><text:span text:style-name="T216"> </text:span><text:span text:style-name="T217">name</text:span><text:span text:style-name="T218"> </text:span><text:span text:style-name="T219">of</text:span><text:span text:style-name="T220"> </text:span><text:span text:style-name="T221">the</text:span><text:span text:style-name="T222"> </text:span><text:span text:style-name="T223">tactic</text:span><text:span text:style-name="T224"> </text:span><text:span text:style-name="T225">phrased</text:span><text:span text:style-name="T226"> </text:span><text:span text:style-name="T227">in</text:span><text:span text:style-name="T228"> </text:span><text:span text:style-name="T229">a</text:span><text:span text:style-name="T230"> </text:span><text:span text:style-name="T231">way</text:span><text:span text:style-name="T232"> </text:span><text:span text:style-name="T233">that</text:span><text:span text:style-name="T234"> </text:span><text:span text:style-name="T235">it</text:span><text:span text:style-name="T236"> </text:span><text:span text:style-name="T237">can</text:span><text:span text:style-name="T238"> </text:span><text:span text:style-name="T239">be</text:span><text:span text:style-name="T240"> </text:span><text:span text:style-name="T241">applied</text:span><text:span text:style-name="T242"> </text:span><text:span text:style-name="T243">in</text:span><text:span text:style-name="T244"> </text:span><text:span text:style-name="T245">different</text:span><text:span text:style-name="T246"> </text:span><text:span text:style-name="T247">ways</text:span><text:span text:style-name="T248"> </text:span><text:span text:style-name="T249">and</text:span><text:span text:style-name="T250"> </text:span><text:span text:style-name="T251">different</text:span><text:span text:style-name="T252"> </text:span><text:span text:style-name="T253">situations?</text:span><text:span text:style-name="T254"> </text:span><text:span text:style-name="T255">E.g.</text:span><text:span text:style-name="T256"> </text:span><text:span text:style-name="T257">'Creative</text:span><text:span text:style-name="T258"> </text:span><text:span text:style-name="T259">leafletting'</text:span><text:span text:style-name="T260"> </text:span><text:span text:style-name="T261">rather</text:span><text:span text:style-name="T262"> </text:span><text:span text:style-name="T263">than</text:span><text:span text:style-name="T264"> </text:span><text:span text:style-name="T265">'Filling</text:span><text:span text:style-name="T266"> </text:span><text:span text:style-name="T267">paper</text:span><text:span text:style-name="T268"> </text:span><text:span text:style-name="T269">lanterns</text:span><text:span text:style-name="T270"> </text:span><text:span text:style-name="T271">with</text:span><text:span text:style-name="T272"> </text:span><text:span text:style-name="T273">leaflets</text:span><text:span text:style-name="T274"> </text:span><text:span text:style-name="T275">and</text:span><text:span text:style-name="T276"> </text:span><text:span text:style-name="T277">then</text:span><text:span text:style-name="T278"> </text:span><text:span text:style-name="T279">releasing</text:span><text:span text:style-name="T280"> </text:span><text:span text:style-name="T281">them.'</text:span><text:span text:style-name="T282"> </text:span><text:span text:style-name="T283">Many</text:span><text:span text:style-name="T284"> </text:span><text:span text:style-name="T285">of</text:span><text:span text:style-name="T286"> </text:span><text:span text:style-name="T287">the</text:span><text:span text:style-name="T288"> </text:span><text:span text:style-name="T289">best</text:span><text:span text:style-name="T290"> </text:span><text:span text:style-name="T291">tactics</text:span><text:span text:style-name="T292"> </text:span><text:span text:style-name="T293">are</text:span><text:span text:style-name="T294"> </text:span><text:span text:style-name="T295">immediately</text:span><text:span text:style-name="T296"> </text:span><text:span text:style-name="T297">recognizable</text:span><text:span text:style-name="T298"> </text:span><text:span text:style-name="T299">as</text:span><text:span text:style-name="T300"> </text:span><text:span text:style-name="T301">a</text:span><text:span text:style-name="T302"> </text:span><text:span text:style-name="T303">distinct</text:span><text:span text:style-name="T304"> </text:span><text:span text:style-name="T305">form</text:span><text:span text:style-name="T306"> </text:span><text:span text:style-name="T307">of</text:span><text:span text:style-name="T308"> </text:span><text:span text:style-name="T309">action</text:span><text:span text:style-name="T310"> </text:span><text:span text:style-name="T311">(e.g.</text:span><text:span text:style-name="T312"> </text:span><text:span text:style-name="T313">hunger</text:span><text:span text:style-name="T314"> </text:span><text:span text:style-name="T315">strike,</text:span><text:span text:style-name="T316"> </text:span><text:span text:style-name="T317">flash</text:span><text:span text:style-name="T318"> </text:span><text:span text:style-name="T319">mob,</text:span><text:span text:style-name="T320"> </text:span><text:span text:style-name="T321">encampment),</text:span><text:span text:style-name="T322"> </text:span><text:span text:style-name="T323">yet</text:span><text:span text:style-name="T324"> </text:span><text:span text:style-name="T325">are</text:span><text:span text:style-name="T326"> </text:span><text:span text:style-name="T327">broad</text:span><text:span text:style-name="T328"> </text:span><text:span text:style-name="T329">enough</text:span><text:span text:style-name="T330"> </text:span><text:span text:style-name="T331">that</text:span><text:span text:style-name="T332"> </text:span><text:span text:style-name="T333">people</text:span><text:span text:style-name="T334"> </text:span><text:span text:style-name="T335">in</text:span><text:span text:style-name="T336"> </text:span><text:span text:style-name="T337">very</text:span><text:span text:style-name="T338"> </text:span><text:span text:style-name="T339">different</text:span><text:span text:style-name="T340"> </text:span><text:span text:style-name="T341">contexts</text:span><text:span text:style-name="T342"> </text:span><text:span text:style-name="T343">can</text:span><text:span text:style-name="T344"> </text:span><text:span text:style-name="T345">adapt</text:span><text:span text:style-name="T346"> </text:span><text:span text:style-name="T347">the</text:span><text:span text:style-name="T348"> </text:span><text:span text:style-name="T349">tactic</text:span><text:span text:style-name="T350"> </text:span><text:span text:style-name="T351">to</text:span><text:span text:style-name="T352"> </text:span><text:span text:style-name="T353">their</text:span><text:span text:style-name="T354"> </text:span><text:span text:style-name="T355">context.</text:span></text:p>
      <text:h text:style-name="Heading_20_2" text:outline-level="2">In what sorts of situations might activists find this tactic useful?</text:h>
      <text:h text:style-name="Heading_20_2" text:outline-level="2">What advice would you give to a group planning to use this tactic, to help ensure its success?</text:h>
      <text:h text:style-name="Heading_20_2" text:outline-level="2">What are some examples (personal or historical) of how this tactic has been well used? Describe each example in a few sentences, including why you think the tactic worked well.</text:h>
      <text:h text:style-name="Heading_20_2" text:outline-level="2">Potential pitfalls: What risks or challenges does this tactic enable, and how can these be addressed?</text:h>
      <text:h text:style-name="Heading_20_2" text:outline-level="2">Where can people learn more about this tactic, how to use it, and/or examples of its use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